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727" officeooo:paragraph-rsid="00183727"/>
    </style:style>
    <style:style style:name="P2" style:family="paragraph" style:parent-style-name="Standard">
      <style:text-properties officeooo:rsid="001bd000" officeooo:paragraph-rsid="001bd000"/>
    </style:style>
    <style:style style:name="P3" style:family="paragraph" style:parent-style-name="Standard">
      <style:text-properties officeooo:rsid="001d7b64" officeooo:paragraph-rsid="001d7b64"/>
    </style:style>
    <style:style style:name="P4" style:family="paragraph" style:parent-style-name="Standard">
      <style:text-properties fo:font-weight="bold" officeooo:rsid="001bd000" officeooo:paragraph-rsid="001bd000" style:font-weight-asian="bold" style:font-weight-complex="bold"/>
    </style:style>
    <style:style style:name="P5" style:family="paragraph" style:parent-style-name="Standard">
      <style:text-properties fo:font-weight="bold" officeooo:rsid="001d7b64" officeooo:paragraph-rsid="001d7b64" style:font-weight-asian="bold" style:font-weight-complex="bold"/>
    </style:style>
    <style:style style:name="P6" style:family="paragraph" style:parent-style-name="Standard">
      <style:text-properties officeooo:rsid="0028fcd2" officeooo:paragraph-rsid="0028fcd2"/>
    </style:style>
    <style:style style:name="T1" style:family="text">
      <style:text-properties officeooo:rsid="000fef70"/>
    </style:style>
    <style:style style:name="T2" style:family="text">
      <style:text-properties officeooo:rsid="0014838b"/>
    </style:style>
    <style:style style:name="T3" style:family="text">
      <style:text-properties officeooo:rsid="0016a5b7"/>
    </style:style>
    <style:style style:name="T4" style:family="text">
      <style:text-properties officeooo:rsid="001ab725"/>
    </style:style>
    <style:style style:name="T5" style:family="text">
      <style:text-properties officeooo:rsid="001d7b64"/>
    </style:style>
    <style:style style:name="T6" style:family="text">
      <style:text-properties officeooo:rsid="00213a29"/>
    </style:style>
    <style:style style:name="T7" style:family="text">
      <style:text-properties officeooo:rsid="00222215"/>
    </style:style>
    <style:style style:name="T8" style:family="text">
      <style:text-properties officeooo:rsid="00243737"/>
    </style:style>
    <style:style style:name="T9" style:family="text">
      <style:text-properties officeooo:rsid="0025375b"/>
    </style:style>
    <style:style style:name="T10" style:family="text">
      <style:text-properties fo:font-weight="bold" officeooo:rsid="000fef70" style:font-weight-asian="bold" style:font-weight-complex="bold"/>
    </style:style>
    <style:style style:name="T11" style:family="text">
      <style:text-properties officeooo:rsid="002c7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0">Boucle de jeu principale (1 joueur)</text:span></text:p>
      <text:p text:style-name="Standard">-<text:span text:style-name="T2">Gérer grille de jeu </text:span></text:p>
      <text:p text:style-name="Standard"><text:tab/>-<text:span text:style-name="T2">Génération (Aléatoire/Avec fichier)</text:span></text:p>
      <text:p text:style-name="Standard"><text:tab/>-<text:span text:style-name="T3">Faire monter la grille et ajouter d’autres éléments</text:span></text:p>
      <text:p text:style-name="P1">-Curseur</text:p>
      <text:p text:style-name="P1"><text:tab/>-Déplacement sur la grille</text:p>
      <text:p text:style-name="P1"><text:tab/>-<text:span text:style-name="T4">Sélection de blocs et swap (Gérer chute des blocs)</text:span></text:p>
      <text:p text:style-name="P1"><text:tab/>-<text:span text:style-name="T4">Détection de suite de blocs identiques</text:span></text:p>
      <text:p text:style-name="P1"><text:tab/>-<text:span text:style-name="T8">Destructions de blocs</text:span></text:p>
      <text:p text:style-name="P1"><text:tab/>-<text:span text:style-name="T8">Détection des chaines et combos (On peut bouger les blocs pendant un combo) +Gestion du <text:tab/>score</text:span></text:p>
      <text:p text:style-name="P1"><text:tab/>-<text:span text:style-name="T9">Gestion du timer « stop » quand on réalise des combos</text:span></text:p>
      <text:p text:style-name="P6"><text:tab/>-Augmentation graduelle de la difficulté du jeu</text:p>
      <text:p text:style-name="P1"/>
      <text:p text:style-name="P4"><text:span text:style-name="T5">Boucle de jeu (</text:span>Multijoueur<text:span text:style-name="T5">)</text:span></text:p>
      <text:p text:style-name="P2">-Gérer les attaques</text:p>
      <text:p text:style-name="P2"><text:tab/>-Ajout du bloc &lt;!&gt;</text:p>
      <text:p text:style-name="P2"><text:tab/>-Envoyer des blocs garbage sur l’autre joueur en fonction de l’attaque lancée</text:p>
      <text:p text:style-name="P2"><text:tab/>-<text:span text:style-name="T5">Destruction des blocs garbage (Gérer en fonction de la couleur et l’épaisseur)</text:span></text:p>
      <text:p text:style-name="P2">-<text:span text:style-name="T11">Pas de timer « Stop » ?</text:span></text:p>
      <text:p text:style-name="P2"/>
      <text:p text:style-name="P5">Différents modes de jeux</text:p>
      <text:p text:style-name="P3">-...</text:p>
      <text:p text:style-name="P2"/>
      <text:p text:style-name="P5">Menu et animations</text:p>
      <text:p text:style-name="P3">-<text:span text:style-name="T6">Gérer l’écran titre (le plus fidèle à l’original possible)</text:span></text:p>
      <text:p text:style-name="P3">-<text:span text:style-name="T7">Déplacement dans l’arborescence du menu</text:span></text:p>
      <text:p text:style-name="P3">-<text:span text:style-name="T7">Gestion des options </text:span></text:p>
      <text:p text:style-name="P3">-<text:span text:style-name="T7">Sélection du mode de jeu et de ses paramètres, puis lancer une parti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2:00:22.651588646</meta:creation-date>
    <dc:date>2017-01-11T12:16:52.674972678</dc:date>
    <meta:editing-duration>PT16M22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158" meta:character-count="979" meta:non-whitespace-character-count="830"/>
  </office:meta>
</office:document-meta>
</file>